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ubtitle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</office:automatic-styles>
  <office:body>
    <office:text text:use-soft-page-breaks="true">
      <text:p text:style-name="P1">Concept Document</text:p>
      <text:p text:style-name="P2"><text:span text:style-name="SubtleEmphasis">Rall</text:span><text:span text:style-name="SubtleEmphasis">y Run Portfolio</text:span></text:p>
      <text:p text:style-name="Normal"/>
      <text:p text:style-name="P3"><text:span text:style-name="Emphasis">Aaron Hopkins (1208798)</text:span></text:p>
      <text:p text:style-name="P4"><text:span text:style-name="Emphasis">Grant William Neal (1226997)</text:span></text:p>
      <text:p text:style-name="P5"><text:span text:style-name="Emphasis">Katie Wood (1025249)</text:span></text:p>
      <text:p text:style-name="P6"><text:span text:style-name="Emphasis">Kieran Lee (1116649)</text:span></text:p>
      <text:p text:style-name="Normal"/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412726585" office:target-frame-name="_top" xlink:show="replace"><text:span text:style-name="Hyperlink">Introduction</text:span><text:tab/>1</text:a></text:p>
          <text:p text:style-name="P8"><text:a xlink:href="#_Toc412726586" office:target-frame-name="_top" xlink:show="replace"><text:span text:style-name="Hyperlink">Description</text:span><text:tab/>1</text:a></text:p>
          <text:p text:style-name="P9"><text:a xlink:href="#_Toc412726587" office:target-frame-name="_top" xlink:show="replace"><text:span text:style-name="Hyperlink">Key Features</text:span><text:tab/>1</text:a></text:p>
          <text:p text:style-name="P10"><text:a xlink:href="#_Toc412726588" office:target-frame-name="_top" xlink:show="replace"><text:span text:style-name="Hyperlink">Target Audience</text:span><text:tab/>1</text:a></text:p>
          <text:p text:style-name="P11"><text:a xlink:href="#_Toc412726589" office:target-frame-name="_top" xlink:show="replace"><text:span text:style-name="Hyperlink">Concept Art</text:span><text:tab/>2</text:a></text:p>
        </text:index-body>
      </text:table-of-content>
      <text:p text:style-name="Normal"/>
      <text:p text:style-name="Normal"/>
      <text:h text:style-name="Heading1" text:outline-level="1"><text:bookmark-start text:name="_Toc412726585"/>Introduction<text:bookmark-end text:name="_Toc412726585"/><text:s/></text:h>
      <text:p text:style-name="Normal">For<text:s/>this portfolio task we have been put into a group of 4, as a<text:s/>group we decided that we will<text:s/>be creating a game called Rally<text:s/>Run using 3DS Max modelling studio and three.js JavaScript platform.</text:p>
      <text:p text:style-name="Normal">Rally<text:s/>Run<text:s/>will be an outdoor racing<text:s/>game, where the user has to control a vehicle to collect multiple rings, each ring that is collected adds a point to the number of rings collected. There will be a timer that is initialised when the play button is pressed. Once all rings are collected, the game finishes and the<text:s/>time will stop. The quicker the rings are collected the lower the overall time will be.<text:s/></text:p>
      <text:h text:style-name="Heading1" text:outline-level="1"><text:bookmark-start text:name="_Toc412726586"/>Description<text:bookmark-end text:name="_Toc412726586"/><text:s/></text:h>
      <text:p text:style-name="Normal">To describe Rally<text:s/>Run, it is<text:s/>a game whereby a<text:s/>vehicle<text:s/>is controlled by the player around a dirt track, the vehicle that will be used is a car.<text:s/>When the game starts, a timer will begin.<text:s/>The<text:s/>vehicle<text:s/>will be controlled by<text:s/>the use of certain<text:s/>keys on the keyboard. First off is the W key, the W key will accelerate the<text:s/>car<text:s/>to a top speed, allowing the vehicle<text:s/>to move<text:s/>in a<text:s/>forward<text:s/>motion. Secondly will be the controls for turning<text:s/>the vehicle<text:s/>which will be A and D. The A key will turn the<text:s/>vehicle<text:s/>Left, and the D key will turn the<text:s/>vehicle<text:s/>right. Another key will be the S key which<text:s/>will slow the<text:s/>vehicle<text:s/>down<text:s/>and allow it to reverse.<text:s/>An additional key would be the Spacebar which will act as<text:s/>the hand break<text:s/>for the vehicle,<text:s/>allowing the<text:s/>rally<text:s/>to stop quickly. And finally the last Key will be Shift. The Shift key will be a temporary boost of speed. Players will drive round on<text:s/>a plane using these keys to<text:s/>complete objectives around the map.<text:s/></text:p>
      <text:p text:style-name="Normal">Whilst driving around on the track, players will need to look out for rings, collecting these rings will add a point onto the numbers of rings collected, there will be 10<text:s/><text:s/>rings to collect throughout the track, once all of these rings have been collected the game will <text:s/>end and the timer will stop. <text:s/>The final time will be presented to the user, allowing them to see the total time taken for them to complete the collection of the rings.<text:s/></text:p>
      <text:p text:style-name="Normal"><text:bookmark-start text:name="_GoBack"/><text:bookmark-end text:name="_GoBack"/></text:p>
      <text:h text:style-name="Heading1" text:outline-level="1"><text:bookmark-start text:name="_Toc412726587"/>Key Features<text:bookmark-end text:name="_Toc412726587"/></text:h>
      <text:p text:style-name="Normal"/>
      <text:h text:style-name="Heading1" text:outline-level="1"><text:bookmark-start text:name="_Toc412726588"/>Target Audience<text:bookmark-end text:name="_Toc412726588"/><text:s/></text:h>
      <text:p text:style-name="Normal">The target audience for<text:s/>Rally<text:s/>Run, will be for ages 12 – 21. And players interested in driving games. <text:s/></text:p>
      <text:h text:style-name="Heading1" text:outline-level="1"><text:bookmark-start text:name="_Toc412726589"/>Concept Art<text:bookmark-end text:name="_Toc412726589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6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tie</meta:initial-creator>
    <dc:creator>katie</dc:creator>
    <meta:creation-date>2015-02-12T16:10:00Z</meta:creation-date>
    <dc:date>2015-03-05T11:08:00Z</dc:date>
    <meta:template xlink:href="Normal" xlink:type="simple"/>
    <meta:editing-cycles>8</meta:editing-cycles>
    <meta:editing-duration>PT5340S</meta:editing-duration>
    <meta:document-statistic meta:page-count="1" meta:paragraph-count="5" meta:word-count="381" meta:character-count="2551" meta:row-count="18" meta:non-whitespace-character-count="2175"/>
  </office:meta>
</office:document-meta>
</file>